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80000020F4B8C46B129028E86.png" manifest:media-type="image/png"/>
  <manifest:file-entry manifest:full-path="Pictures/10000000000002420000001A03BF2731012A06A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MT" svg:font-family="ArialMT"/>
    <style:font-face style:name="TimesNewRomanPSMT" svg:font-family="TimesNewRomanPSMT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Times New Roman2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26.998cm" table:align="margins"/>
    </style:style>
    <style:style style:name="表格1.A" style:family="table-column">
      <style:table-column-properties style:column-width="2.203cm" style:rel-column-width="1249*"/>
    </style:style>
    <style:style style:name="表格1.B" style:family="table-column">
      <style:table-column-properties style:column-width="3.999cm" style:rel-column-width="2267*"/>
    </style:style>
    <style:style style:name="表格1.C" style:family="table-column">
      <style:table-column-properties style:column-width="2.794cm" style:rel-column-width="1584*"/>
    </style:style>
    <style:style style:name="表格1.D" style:family="table-column">
      <style:table-column-properties style:column-width="2.616cm" style:rel-column-width="1483*"/>
    </style:style>
    <style:style style:name="表格1.E" style:family="table-column">
      <style:table-column-properties style:column-width="15.386cm" style:rel-column-width="8723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26.998cm" table:align="margins"/>
    </style:style>
    <style:style style:name="表格2.A" style:family="table-column">
      <style:table-column-properties style:column-width="2.087cm" style:rel-column-width="1183*"/>
    </style:style>
    <style:style style:name="表格2.B" style:family="table-column">
      <style:table-column-properties style:column-width="24.911cm" style:rel-column-width="14123*"/>
    </style:style>
    <style:style style:name="表格2.A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7" style:family="table-cell">
      <style:table-cell-properties fo:padding="0.097cm" fo:border-left="0.05pt solid #000000" fo:border-right="none" fo:border-top="none" fo:border-bottom="0.05pt solid #000000"/>
    </style:style>
    <style:style style:name="表格2.18" style:family="table-row">
      <style:table-row-properties style:min-row-height="8.308cm"/>
    </style:style>
    <style:style style:name="P1" style:family="paragraph" style:parent-style-name="Standard">
      <style:paragraph-properties fo:text-align="start" style:justify-single-word="false" fo:padding="0cm" fo:border="none">
        <style:tab-stops>
          <style:tab-stop style:position="7.325cm" style:type="center"/>
        </style:tab-stops>
      </style:paragraph-properties>
      <style:text-properties style:font-name-asian="宋体1"/>
    </style:style>
    <style:style style:name="P2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>
        <style:tab-stops>
          <style:tab-stop style:position="8.749cm" style:type="center"/>
        </style:tab-stops>
      </style:paragraph-properties>
      <style:text-properties style:font-name-asian="宋体1"/>
    </style:style>
    <style:style style:name="P4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-asian="宋体1"/>
    </style:style>
    <style:style style:name="P5" style:family="paragraph" style:parent-style-name="Standard">
      <style:paragraph-properties style:line-height-at-least="0cm"/>
      <style:text-properties style:font-name-asian="宋体1" style:font-name-complex="Times New Roman2"/>
    </style:style>
    <style:style style:name="P6" style:family="paragraph" style:parent-style-name="Standard">
      <style:paragraph-properties style:line-height-at-least="0cm"/>
      <style:text-properties style:font-name-asian="宋体1"/>
    </style:style>
    <style:style style:name="P7" style:family="paragraph" style:parent-style-name="Standard">
      <style:paragraph-properties style:line-height-at-least="0cm" fo:text-align="center" style:justify-single-word="false"/>
      <style:text-properties fo:font-size="26pt" style:font-name-asian="宋体1" style:font-size-asian="26pt" style:font-name-complex="Times New Roman2" style:font-size-complex="28pt"/>
    </style:style>
    <style:style style:name="P8" style:family="paragraph" style:parent-style-name="Standard">
      <style:paragraph-properties style:line-height-at-least="0cm" fo:text-align="center" style:justify-single-word="false"/>
      <style:text-properties style:font-name="Times New Roman" fo:font-size="26pt" style:font-size-asian="26pt" style:font-name-complex="Times New Roman2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4.974cm" fo:margin-right="0cm" style:line-height-at-least="0cm" fo:text-indent="0.741cm" style:auto-text-indent="false"/>
    </style:style>
    <style:style style:name="P11" style:family="paragraph" style:parent-style-name="Standard">
      <style:paragraph-properties fo:margin-left="0cm" fo:margin-right="0cm" style:line-height-at-least="0cm" fo:text-indent="5.715cm" style:auto-text-indent="false"/>
    </style:style>
    <style:style style:name="P12" style:family="paragraph" style:parent-style-name="Standard">
      <style:paragraph-properties fo:margin-left="0cm" fo:margin-right="0cm" style:line-height-at-least="0cm" fo:text-indent="5.715cm" style:auto-text-indent="false"/>
      <style:text-properties fo:font-size="14pt" style:text-underline-style="solid" style:text-underline-width="auto" style:text-underline-color="font-color" style:font-name-asian="宋体1" style:font-size-asian="14pt" style:font-name-complex="Times New Roman2" style:font-size-complex="16pt"/>
    </style:style>
    <style:style style:name="P13" style:family="paragraph" style:parent-style-name="Contents_20_1">
      <style:paragraph-properties>
        <style:tab-stops>
          <style:tab-stop style:position="26.998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cm" fo:margin-right="0cm" style:line-height-at-least="0cm" fo:text-indent="4.939cm" style:auto-text-indent="false"/>
      <style:text-properties fo:font-size="14pt" style:font-name-asian="宋体1" style:font-size-asian="14pt" style:font-name-complex="Times New Roman2" style:font-size-complex="16pt"/>
    </style:style>
    <style:style style:name="P15" style:family="paragraph" style:parent-style-name="代码流程">
      <style:text-properties officeooo:paragraph-rsid="000b5fbc"/>
    </style:style>
    <style:style style:name="P16" style:family="paragraph" style:parent-style-name="Text_20_body">
      <style:paragraph-properties fo:margin-top="0cm" fo:margin-bottom="0cm" loext:contextual-spacing="false"/>
    </style:style>
    <style:style style:name="P17" style:family="paragraph" style:parent-style-name="Title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Text_20_body">
      <style:text-properties officeooo:rsid="002baed6" officeooo:paragraph-rsid="002baed6"/>
    </style:style>
    <style:style style:name="P19" style:family="paragraph" style:parent-style-name="Heading_20_1" style:list-style-name="WWNum1">
      <style:paragraph-properties fo:margin-top="0cm" fo:margin-bottom="0cm" loext:contextual-spacing="false" style:line-height-at-least="0cm"/>
      <style:text-properties style:font-name-asian="宋体1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 style:master-page-name="Converted2">
      <style:paragraph-properties style:line-height-at-least="0cm" style:page-number="1"/>
      <style:text-properties officeooo:paragraph-rsid="000dbbc8" style:font-name-asian="宋体1" style:font-name-complex="Times New Roman2"/>
    </style:style>
    <style:style style:name="P22" style:family="paragraph" style:parent-style-name="Standard">
      <style:text-properties fo:color="#000000" style:font-name="TimesNewRomanPSMT" fo:font-size="14pt" style:font-size-asian="14pt" style:font-size-complex="14pt"/>
    </style:style>
    <style:style style:name="P23" style:family="paragraph" style:parent-style-name="Standard" style:master-page-name="Standard">
      <style:paragraph-properties style:line-height-at-least="0cm" fo:text-align="center" style:justify-single-word="false" style:page-number="1"/>
      <style:text-properties fo:font-size="26pt" style:font-name-asian="宋体1" style:font-size-asian="26pt" style:font-name-complex="Times New Roman2" style:font-size-complex="28pt"/>
    </style:style>
    <style:style style:name="P24" style:family="paragraph" style:parent-style-name="Table_20_Contents">
      <style:text-properties officeooo:rsid="002fcccb" officeooo:paragraph-rsid="002fcccb"/>
    </style:style>
    <style:style style:name="P25" style:family="paragraph" style:parent-style-name="Table_20_Contents">
      <style:text-properties officeooo:rsid="00326d99" officeooo:paragraph-rsid="00326d99"/>
    </style:style>
    <style:style style:name="P26" style:family="paragraph" style:parent-style-name="Table_20_Contents">
      <style:text-properties officeooo:rsid="0033e03d" officeooo:paragraph-rsid="0033e03d"/>
    </style:style>
    <style:style style:name="P27" style:family="paragraph" style:parent-style-name="Table_20_Contents">
      <style:text-properties officeooo:rsid="00398468" officeooo:paragraph-rsid="00398468"/>
    </style:style>
    <style:style style:name="P28" style:family="paragraph" style:parent-style-name="Table_20_Contents">
      <style:text-properties officeooo:paragraph-rsid="0068a628"/>
    </style:style>
    <style:style style:name="P29" style:family="paragraph" style:parent-style-name="Table_20_Contents">
      <style:text-properties fo:font-size="14pt" style:font-size-asian="14pt" style:font-size-complex="14pt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fo:font-size="14pt" style:font-name-asian="宋体1" style:font-size-asian="14pt" style:font-name-complex="Times New Roman2" style:font-size-complex="16pt"/>
    </style:style>
    <style:style style:name="T2" style:family="text">
      <style:text-properties fo:font-size="14pt" style:text-underline-style="solid" style:text-underline-width="auto" style:text-underline-color="font-color" style:font-name-asian="宋体1" style:font-size-asian="14pt" style:font-name-complex="Times New Roman2" style:font-size-complex="16pt"/>
    </style:style>
    <style:style style:name="T3" style:family="text">
      <style:text-properties fo:font-size="14pt" style:text-underline-style="solid" style:text-underline-width="auto" style:text-underline-color="font-color" style:font-size-asian="14pt" style:font-name-complex="Times New Roman2" style:font-size-complex="16pt"/>
    </style:style>
    <style:style style:name="T4" style:family="text">
      <style:text-properties style:font-name="Calibri" fo:font-size="14pt" style:font-name-asian="宋体1" style:font-size-asian="14pt" style:font-name-complex="Times New Roman2" style:font-size-complex="16pt"/>
    </style:style>
    <style:style style:name="T5" style:family="text">
      <style:text-properties officeooo:rsid="002dbd7b"/>
    </style:style>
    <style:style style:name="T6" style:family="text">
      <style:text-properties officeooo:rsid="002e74d7"/>
    </style:style>
    <style:style style:name="T7" style:family="text">
      <style:text-properties officeooo:rsid="002fcccb"/>
    </style:style>
    <style:style style:name="T8" style:family="text">
      <style:text-properties officeooo:rsid="0030a0a6"/>
    </style:style>
    <style:style style:name="T9" style:family="text">
      <style:text-properties officeooo:rsid="00326d99"/>
    </style:style>
    <style:style style:name="T10" style:family="text">
      <style:text-properties officeooo:rsid="0033e03d"/>
    </style:style>
    <style:style style:name="T11" style:family="text">
      <style:text-properties officeooo:rsid="0035dc53"/>
    </style:style>
    <style:style style:name="T12" style:family="text">
      <style:text-properties officeooo:rsid="00398468"/>
    </style:style>
    <style:style style:name="T13" style:family="text">
      <style:text-properties officeooo:rsid="003c5a3f"/>
    </style:style>
    <style:style style:name="T14" style:family="text">
      <style:text-properties officeooo:rsid="004a4153"/>
    </style:style>
    <style:style style:name="T15" style:family="text">
      <style:text-properties officeooo:rsid="004f5e00"/>
    </style:style>
    <style:style style:name="T16" style:family="text">
      <style:text-properties officeooo:rsid="00584809"/>
    </style:style>
    <style:style style:name="T17" style:family="text">
      <style:text-properties officeooo:rsid="005de1fc"/>
    </style:style>
    <style:style style:name="T18" style:family="text">
      <style:text-properties officeooo:rsid="005e79ba"/>
    </style:style>
    <style:style style:name="T19" style:family="text">
      <style:text-properties fo:color="#686e55" style:font-size-asian="9pt"/>
    </style:style>
    <style:style style:name="T20" style:family="text">
      <style:text-properties fo:color="#686e55" style:font-name="ArialMT" fo:font-size="9pt"/>
    </style:style>
    <style:style style:name="T21" style:family="text">
      <style:text-properties style:font-size-asian="9pt"/>
    </style:style>
    <style:style style:name="T22" style:family="text">
      <style:text-properties fo:font-size="9pt"/>
    </style:style>
    <style:style style:name="T23" style:family="text">
      <style:text-properties fo:color="#5500ff" style:font-name="ArialMT" fo:font-size="9pt"/>
    </style:style>
    <style:style style:name="T24" style:family="text">
      <style:text-properties fo:color="#000000" style:font-name="ArialMT" fo:font-size="9pt"/>
    </style:style>
    <style:style style:name="T25" style:family="text">
      <style:text-properties fo:color="#000000" style:font-size-asian="9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background-color="#afd095" loext:char-shading-value="0"/>
    </style:style>
    <style:style style:name="T28" style:family="text">
      <style:text-properties fo:background-color="#afd095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7"/>
      <text:p text:style-name="P8">Camera流程图</text:p>
      <text:p text:style-name="P14"><text:s text:c="11"/></text:p>
      <text:p text:style-name="P14"><text:s text:c="11"/></text:p>
      <text:p text:style-name="P10"><text:span text:style-name="T4">文件编号</text:span><text:span text:style-name="T1">：</text:span><text:span text:style-name="T2"> <text:s text:c="14"/></text:span></text:p>
      <text:p text:style-name="P11"><text:span text:style-name="T1">文件版本：</text:span><text:span text:style-name="T3"> <text:s text:c="4"/></text:span><text:span text:style-name="T2"><text:s text:c="2"/>V1.0 </text:span><text:span text:style-name="T3"><text:s text:c="2"/></text:span><text:span text:style-name="T2"><text:s text:c="3"/></text:span></text:p>
      <text:p text:style-name="P11"><text:span text:style-name="T1">制 <text:s text:c="3"/>定：</text:span><text:span text:style-name="T2"> <text:s text:c="4"/>Bruce <text:s text:c="4"/></text:span></text:p>
      <text:p text:style-name="P11"><text:span text:style-name="T1">审 <text:s text:c="3"/>核：</text:span><text:span text:style-name="T2"> <text:s text:c="14"/></text:span></text:p>
      <text:p text:style-name="P11"><text:span text:style-name="T1">批 <text:s text:c="3"/>准：</text:span><text:span text:style-name="T2"> <text:s text:c="14"/></text:span></text:p>
      <text:p text:style-name="P12"/>
      <text:list xml:id="list4031954057" text:style-name="WWNum1">
        <text:list-item>
          <text:h text:style-name="P19" text:outline-level="1"><text:bookmark-start text:name="__RefHeading___Toc270_3326488323"/><text:bookmark-start text:name="_Toc24839"/>目录<text:bookmark-end text:name="__RefHeading___Toc270_3326488323"/><text:bookmark-end text:name="_Toc24839"/></text:h>
        </text:list-item>
      </text:list>
      <text:table-of-content text:style-name="Sect1" text:protected="true" text:name="目录1">
        <text:table-of-content-source text:outline-level="3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目录1_Head">
            <text:p text:style-name="Contents_20_Heading">目录</text:p>
          </text:index-title>
          <text:p text:style-name="P13"><text:a xlink:type="simple" xlink:href="#__RefHeading___Toc270_3326488323" text:style-name="Index_20_Link" text:visited-style-name="Index_20_Link">1 目录<text:tab/>I</text:a></text:p>
        </text:index-body>
      </text:table-of-content>
      <text:h text:style-name="P17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><text:tab/><text:tab/></text:p>
      <text:p text:style-name="P9"><text:tab/><text:tab/></text:p>
      <text:p text:style-name="P9"><text:tab/><text:tab/></text:p>
      <text:p text:style-name="P9"/>
      <text:p text:style-name="P9"/>
      <text:h text:style-name="P20" text:outline-level="1">20210506</text:h>
      <text:p text:style-name="Standard"/>
      <text:h text:style-name="Heading_20_2" text:outline-level="2">Xml属性</text:h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table:number-rows-spanned="15" office:value-type="string">
            <text:p text:style-name="Table_20_Contents">slaveInfo</text:p>
          </table:table-cell>
          <table:table-cell table:style-name="表格1.B1" table:number-columns-spanned="4" office:value-type="string">
            <text:p text:style-name="Table_20_Contents">包含传感器的从信息及电源配置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表格1.B2" office:value-type="string">
            <text:p text:style-name="Table_20_Contents">sensorName</text:p>
          </table:table-cell>
          <table:table-cell table:style-name="表格1.C2" table:number-columns-spanned="3" office:value-type="string">
            <text:p text:style-name="Table_20_Contents">传感器名字，修改名字之后相机没有响应</text:p>
          </table:table-cell>
          <table:covered-table-cell/>
          <table:covered-table-cell/>
        </table:table-row>
        <table:table-row>
          <table:covered-table-cell/>
          <table:table-cell table:style-name="表格1.B2" office:value-type="string">
            <text:p text:style-name="Table_20_Contents">slaveAddress</text:p>
          </table:table-cell>
          <table:table-cell table:style-name="表格1.C2" table:number-columns-spanned="3" office:value-type="string">
            <text:p text:style-name="Table_20_Contents">从地址，<text:span text:style-name="T5">8位或10位的从地址，从地址</text:span><text:span text:style-name="T6">0x20字段值为32，将会在传感器probe期间使用到，</text:span><text:span text:style-name="T15">0x20</text:span><text:span text:style-name="T6">控制分频器，修改之后其摄像头打不开</text:span></text:p>
          </table:table-cell>
          <table:covered-table-cell/>
          <table:covered-table-cell/>
        </table:table-row>
        <table:table-row>
          <table:covered-table-cell/>
          <table:table-cell table:style-name="表格1.B2" office:value-type="string">
            <text:p text:style-name="Table_20_Contents">reg<text:span text:style-name="T7">AddrType</text:span></text:p>
          </table:table-cell>
          <table:table-cell table:style-name="表格1.C2" table:number-columns-spanned="3" office:value-type="string">
            <text:p text:style-name="P24">寄存器地址/数据大小，例如<text:span text:style-name="T8">1-字节地址、2-字地址、3-字节地址、4-最大地址类型</text:span></text:p>
          </table:table-cell>
          <table:covered-table-cell/>
          <table:covered-table-cell/>
        </table:table-row>
        <table:table-row>
          <table:covered-table-cell/>
          <table:table-cell table:style-name="表格1.B2" office:value-type="string">
            <text:p text:style-name="Table_20_Contents">reg<text:span text:style-name="T9">DataType</text:span></text:p>
          </table:table-cell>
          <table:table-cell table:style-name="表格1.C2" table:number-columns-spanned="3" office:value-type="string">
            <text:p text:style-name="P25">寄存器地址/数据大小，例如<text:span text:style-name="T10">1-字节数据，2-字数据，3-双字数据，4-最大数据类型</text:span></text:p>
          </table:table-cell>
          <table:covered-table-cell/>
          <table:covered-table-cell/>
        </table:table-row>
        <table:table-row>
          <table:covered-table-cell/>
          <table:table-cell table:style-name="表格1.B2" office:value-type="string">
            <text:p text:style-name="Table_20_Contents">sensor<text:span text:style-name="T10">IdRegAddr</text:span></text:p>
          </table:table-cell>
          <table:table-cell table:style-name="表格1.C2" table:number-columns-spanned="3" office:value-type="string">
            <text:p text:style-name="P26">传感器Id的注册地址，<text:span text:style-name="T11">0x0000,修改地址为</text:span><text:span text:style-name="T14">0x89</text:span><text:span text:style-name="T11">之后，标签位置及字体大小会改变</text:span></text:p>
          </table:table-cell>
          <table:covered-table-cell/>
          <table:covered-table-cell/>
        </table:table-row>
        <table:table-row>
          <table:covered-table-cell/>
          <table:table-cell table:style-name="表格1.B2" office:value-type="string">
            <text:p text:style-name="Table_20_Contents">sensorId</text:p>
          </table:table-cell>
          <table:table-cell table:style-name="表格1.C2" table:number-columns-spanned="3" office:value-type="string">
            <text:p text:style-name="P26"><text:span text:style-name="T11">传感器Id，0x2106相机模块模式识别Id</text:span></text:p>
          </table:table-cell>
          <table:covered-table-cell/>
          <table:covered-table-cell/>
        </table:table-row>
        <table:table-row>
          <table:covered-table-cell/>
          <table:table-cell table:style-name="表格1.B2" office:value-type="string">
            <text:p text:style-name="Table_20_Contents">sensorIdMask</text:p>
          </table:table-cell>
          <table:table-cell table:style-name="表格1.C2" table:number-columns-spanned="3" office:value-type="string">
            <text:p text:style-name="P24">传感器id的掩码，传感器id可能只有几位，4294967295，修改后相机打不开</text:p>
          </table:table-cell>
          <table:covered-table-cell/>
          <table:covered-table-cell/>
        </table:table-row>
        <table:table-row>
          <table:covered-table-cell/>
          <table:table-cell table:style-name="表格1.B2" office:value-type="string">
            <text:p text:style-name="Table_20_Contents">I<text:span text:style-name="T12">2cFrequencyMode</text:span></text:p>
          </table:table-cell>
          <table:table-cell table:style-name="表格1.C2" table:number-columns-spanned="3" office:value-type="string">
            <text:p text:style-name="P27">I2Cslave的频率模式，例如STANDARD（<text:span text:style-name="T13">100KHz</text:span>）、FAST（<text:span text:style-name="T13">400KHz</text:span>）、FAST_<text:span text:style-name="T13">PLUS(1MHz)、CUSTOM（custom frequency in DTSI）</text:span></text:p>
          </table:table-cell>
          <table:covered-table-cell/>
          <table:covered-table-cell/>
        </table:table-row>
        <table:table-row>
          <table:covered-table-cell/>
          <table:table-cell table:style-name="表格1.B2" table:number-rows-spanned="5" office:value-type="string">
            <text:p text:style-name="Table_20_Contents">powerUpSequence</text:p>
          </table:table-cell>
          <table:table-cell table:style-name="表格1.C2" table:number-columns-spanned="3" office:value-type="string">
            <text:p text:style-name="P27">控件所需的开机时给设备供电的配置顺序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1.B2" table:number-rows-spanned="4" office:value-type="string">
            <text:p text:style-name="P27">powerSettings</text:p>
          </table:table-cell>
          <table:table-cell table:style-name="表格1.C2" table:number-columns-spanned="2" office:value-type="string">
            <text:p text:style-name="P27">包含电源配置类型、值、延时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表格1.B2" office:value-type="string">
            <text:p text:style-name="P27">configType</text:p>
          </table:table-cell>
          <table:table-cell table:style-name="表格1.C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表格1.B2" office:value-type="string">
            <text:p text:style-name="P27">configValue</text:p>
          </table:table-cell>
          <table:table-cell table:style-name="表格1.C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表格1.B2" office:value-type="string">
            <text:p text:style-name="P27">delayMs</text:p>
          </table:table-cell>
          <table:table-cell table:style-name="表格1.C2" office:value-type="string">
            <text:p text:style-name="P27"/>
          </table:table-cell>
        </table:table-row>
        <table:table-row>
          <table:covered-table-cell/>
          <table:table-cell table:style-name="表格1.B2" office:value-type="string">
            <text:p text:style-name="Table_20_Contents"/>
          </table:table-cell>
          <table:table-cell table:style-name="表格1.B2" office:value-type="string">
            <text:p text:style-name="P24"/>
          </table:table-cell>
          <table:table-cell table:style-name="表格1.C2" table:number-columns-spanned="2" office:value-type="string">
            <text:p text:style-name="P24"/>
          </table:table-cell>
          <table:covered-table-cell/>
        </table:table-row>
        <table:table-row>
          <table:table-cell table:style-name="表格1.B2" office:value-type="string">
            <text:p text:style-name="Standard"/>
          </table:table-cell>
          <table:table-cell table:style-name="表格1.B2" office:value-type="string">
            <text:p text:style-name="Table_20_Contents"/>
          </table:table-cell>
          <table:table-cell table:style-name="表格1.C2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表格1.B2" office:value-type="string">
            <text:p text:style-name="Standard"/>
          </table:table-cell>
          <table:table-cell table:style-name="表格1.B2" office:value-type="string">
            <text:p text:style-name="Table_20_Contents"/>
          </table:table-cell>
          <table:table-cell table:style-name="表格1.C2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表格1.B2" office:value-type="string">
            <text:p text:style-name="Standard"/>
          </table:table-cell>
          <table:table-cell table:style-name="表格1.B2" office:value-type="string">
            <text:p text:style-name="Table_20_Contents"/>
          </table:table-cell>
          <table:table-cell table:style-name="表格1.C2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B2" office:value-type="string">
            <text:p text:style-name="Table_20_Contents"/>
          </table:table-cell>
          <table:table-cell table:style-name="表格1.C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git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table:number-columns-spanned="2" office:value-type="string">
            <text:p text:style-name="Table_20_Contents">Git init: 本地初始化、版本库初始化，git可对该目录进行版本控制，如需将其放至远程目录下，则需在远程创建目录。</text:p>
          </table:table-cell>
          <table:covered-table-cell/>
        </table:table-row>
        <table:table-row>
          <table:table-cell table:style-name="表格2.A2" table:number-columns-spanned="2" office:value-type="string">
            <text:p text:style-name="Table_20_Contents">Git remote add:增加远程服务器端，<draw:frame draw:style-name="fr1" draw:name="图像1" text:anchor-type="char" svg:x="6.608cm" svg:y="0.196cm" svg:width="15.293cm" svg:height="0.688cm" draw:z-index="2"><draw:image xlink:href="Pictures/10000000000002420000001A03BF2731012A06A3.png" xlink:type="simple" xlink:show="embed" xlink:actuate="onLoad" loext:mime-type="image/png"/></draw:frame></text:p>
          </table:table-cell>
          <table:covered-table-cell/>
        </table:table-row>
        <table:table-row>
          <table:table-cell table:style-name="表格2.A2" table:number-columns-spanned="2" office:value-type="string">
            <text:p text:style-name="Table_20_Contents">Git <text:span text:style-name="T16">add:将当前更改或者新增的文件加入到git索引，则计入了版本历史中</text:span></text:p>
          </table:table-cell>
          <table:covered-table-cell/>
        </table:table-row>
        <table:table-row>
          <table:table-cell table:style-name="表格2.A2" table:number-columns-spanned="2" office:value-type="string">
            <text:p text:style-name="Table_20_Contents">Git commit -m：提交当前工作空间的修改内容</text:p>
          </table:table-cell>
          <table:covered-table-cell/>
        </table:table-row>
        <text:soft-page-break/>
        <table:table-row>
          <table:table-cell table:style-name="表格2.A2" table:number-columns-spanned="2" office:value-type="string">
            <text:p text:style-name="Table_20_Contents">Git status：查看当前状态、显示工作区文件状态</text:p>
          </table:table-cell>
          <table:covered-table-cell/>
        </table:table-row>
        <table:table-row>
          <table:table-cell table:style-name="表格2.A2" table:number-columns-spanned="2" office:value-type="string">
            <text:p text:style-name="P28">Git <text:span text:style-name="T17">checkout [name]:</text:span><text:span text:style-name="T25">检出到工作区、切换或创建分支。</text:span><text:span text:style-name="T17">切换分支，其一实现不同分支之间的切换，其二还原代码，</text:span><text:span text:style-name="T19">例如</text:span><text:span text:style-name="T20">'</text:span><text:span text:style-name="T23">git checkout app/model/user.rb</text:span><text:span text:style-name="T20">'</text:span><text:span text:style-name="T19">就会将 </text:span><text:span text:style-name="T20">user.rb </text:span><text:span text:style-name="T19">文件从上一 个已提交的版本中更新回来，未提交的内容全部会回滚 </text:span></text:p>
          </table:table-cell>
          <table:covered-table-cell/>
        </table:table-row>
        <table:table-row>
          <table:table-cell table:style-name="表格2.A7" table:number-rows-spanned="10" office:value-type="string">
            <text:p text:style-name="Table_20_Contents"/>
          </table:table-cell>
          <table:table-cell table:style-name="表格2.A2" office:value-type="string">
            <text:p text:style-name="Table_20_Contents">Git checkout -b <text:span text:style-name="T18">[name]:创建新分支并立即切换到新分支</text:span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4">git checkout --track origin/dev </text:span><text:span text:style-name="T25">切换到远程 </text:span><text:span text:style-name="T24">dev </text:span><text:span text:style-name="T25">分支</text:span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4">git checkout -b dev </text:span><text:span text:style-name="T25">建立一个新的本地分支 </text:span><text:span text:style-name="T24">dev </text:span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4">git checkout dev </text:span><text:span text:style-name="T25">切换到本地 </text:span><text:span text:style-name="T24">dev </text:span><text:span text:style-name="T25">分支 </text:span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4">git checkout-index </text:span><text:span text:style-name="T25">从暂存区拷贝文件至工作区 </text:span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5">查看本地分支：</text:span><text:span text:style-name="T24">$ git branch </text:span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5">查看远程分支：</text:span><text:span text:style-name="T24">$ git branch -r</text:span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5">创建本地分支：</text:span><text:span text:style-name="T24">$ git branch [name] ----</text:span><text:span text:style-name="T25">注意新分支创建后不会自动切换为当前分支 </text:span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5"/></text:p>
          </table:table-cell>
        </table:table-row>
        <table:table-row>
          <table:covered-table-cell/>
          <table:table-cell table:style-name="表格2.A2" office:value-type="string">
            <text:p text:style-name="Standard"><text:span text:style-name="T25"/></text:p>
          </table:table-cell>
        </table:table-row>
        <table:table-row>
          <table:table-cell table:style-name="表格2.A2" table:number-columns-spanned="2" office:value-type="string">
            <text:p text:style-name="Standard"><text:span text:style-name="T24">git branch -m branch_0.1 branch_1.0 </text:span><text:span text:style-name="T25">将 </text:span><text:span text:style-name="T24">branch_0.1 </text:span><text:span text:style-name="T25">重命名为 </text:span><text:span text:style-name="T24">branch_1.0 </text:span></text:p>
          </table:table-cell>
          <table:covered-table-cell/>
        </table:table-row>
        <table:table-row table:style-name="表格2.18">
          <table:table-cell table:style-name="表格2.A2" table:number-columns-spanned="2" office:value-type="string">
            <text:p text:style-name="Table_20_Contents">git push命令用于将本地分支的更新，推送到远程主机。它的格式与git pull命令相仿。<text:line-break/><text:span text:style-name="T28">$ git push &lt;远程主机名&gt; &lt;本地分支名&gt;:&lt;远程分支名&gt;</text:span><text:line-break/>注意：这里的冒号:前后是必须没有空格的。<text:line-break/>注意，分支推送顺序的写法是&lt;来源地&gt;:&lt;目的地&gt;，所以git pull是&lt;远程分支&gt;:&lt;本地分支&gt;，而git push是&lt;本地分支&gt;:&lt;远程分支&gt;。<text:line-break/>如果省略远程分支名，则表示将本地分支推送与之存在"追踪关系"的远程分支（通常两者同名），如果该远程分支不存在，则会被新建。<text:line-break/>$ <text:span text:style-name="T28">git push origin master</text:span></text:p>
            <text:p text:style-name="Table_20_Contents">上面命令表示，将本地的master分支推送到origin主机的master分支。如果后者不存在，则会被新建。<text:line-break/>如果省略本地分支名，则表示删除指定的远程分支，因为这等同于推送一个空的本地分支到远程分支。<text:line-break/><text:line-break/>$<text:span text:style-name="T28"> git push origin :master</text:span><text:line-break/><text:line-break/>等同于<text:line-break/>$ <text:span text:style-name="T28">git push origin --delete master</text:span><text:line-break/><text:line-break/>上面命令表示删除origin主机的master分支。<text:line-break/><text:line-break/>如果当前分支与远程分支之间存在追踪关系，则本地分支和远程分支都可以省略。<text:line-break/><text:line-break/>$ <text:span text:style-name="T28">git push origin</text:span><text:line-break/><text:line-break/>上面命令表示，将当前分支推送到origin主机的对应分支。<text:line-break/><text:line-break/>如果当前分支只有一个追踪分支，那么主机名都可以省略。<text:line-break/><text:line-break/>$ <text:span text:style-name="T28">git push</text:span><text:line-break/><text:line-break/>如果当前分支与多个主机存在追踪关系，则可以使用-u选项指定一个默认主机，这样后面就可以不加任何参数使用git push。<text:line-break/><text:line-break/>$ <text:span text:style-name="T28">git push -u origin master</text:span><text:line-break/><text:line-break/>上面命令将本地的master分支推送到origin主机，同时指定origin为默认主机，后面就可以不加任何参数使用git push了。<text:line-break/><text:line-break/>题外话：不带任何参数的git push，默认只推送当前分支，这叫做simple方式。此外，还有一种matching方式，会推送所有有对应的远程分支的本地分支。Git 2.0版本之前，默认采用matching方法，现在改为默认采用simple方式。</text:p>
          </table:table-cell>
          <table:covered-table-cell/>
        </table:table-row>
        <table:table-row table:style-name="表格2.18">
          <table:table-cell table:style-name="表格2.A2" table:number-columns-spanned="2" office:value-type="string">
            <text:p text:style-name="Standard"><text:span text:style-name="T26">用 git config 配置 Git，要做的第一件事就是设置名字和邮箱地址： </text:span></text:p>
            <text:p text:style-name="P22">$ git config --global user.name "John Doe" </text:p>
            <text:p text:style-name="P22">$ git config --global user.email johndoe@ example.com</text:p>
            <text:p text:style-name="P29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18"/>
      <text:p text:style-name="P18"/>
      <text:p text:style-name="P18"><text:soft-page-break/></text:p>
      <text:p text:style-name="P18"/>
      <text:p text:style-name="P18"/>
      <text:h text:style-name="P21" text:outline-level="1" text:is-list-header="true"><text:bookmark-start text:name="__RefHeading___Toc294_3326488323"/><text:bookmark-end text:name="__RefHeading___Toc294_3326488323"/></text:h>
      <text:p text:style-name="P6"/>
      <text:p text:style-name="P15">1-&gt;<text:line-break/> <text:s/>2-&gt;<text:line-break/> <text:s text:c="3"/>3-&gt; <text:line-break/> <text:s text:c="5"/>4-&gt; <text:line-break/> <text:s text:c="7"/>5-&gt; <text:line-break/> <text:s text:c="9"/>6-&gt; <text:line-break/> <text:s text:c="11"/>7-&gt;<text:line-break/> <text:s text:c="13"/>8-&gt;<text:line-break/> <text:s text:c="15"/>9-&gt;<text:line-break/> <text:s text:c="17"/>10-&gt;<text:line-break/> <text:s text:c="19"/>11-&gt;<text:line-break/> <text:s text:c="21"/>12-&gt;<text:line-break/> <text:s text:c="23"/>13-&gt;<text:line-break/> <text:s text:c="25"/>14-&gt;<text:line-break/> <text:s text:c="27"/>15-&gt;<text:line-break/> <text:s text:c="29"/>16-&gt;<text:line-break/> <text:s text:c="31"/>17-&gt;<text:line-break/> <text:s text:c="33"/>18-&gt;<text:line-break/> <text:s text:c="35"/>19-&gt;<text:line-break/> <text:s text:c="37"/>20-&gt;<text:line-break/> <text:s text:c="39"/>21-&gt;<text:line-break/> <text:s text:c="41"/>22-&gt;<text:line-break/> <text:s text:c="43"/>23-&gt;<text:line-break/> <text:s text:c="45"/>24-&gt;<text:line-break/> <text:s text:c="47"/>25-&gt;<text:line-break/> <text:s text:c="49"/>26-&gt;<text:line-break/> <text:s text:c="51"/>27-&gt;<text:line-break/> <text:s text:c="53"/>28-&gt;<text:line-break/> <text:s text:c="55"/>29-&gt;<text:line-break/> <text:s text:c="57"/>30-&gt;<text:line-break/> <text:s text:c="59"/>31-&gt;<text:line-break/> <text:s text:c="61"/>32-&gt;<text:line-break/> <text:s text:c="63"/>33-&gt;<text:line-break/> <text:s text:c="65"/>34-&gt;<text:line-break/> <text:s text:c="67"/>35-&gt;<text:line-break/> <text:s text:c="69"/>36-&gt;<text:line-break/> <text:s text:c="71"/>37-&gt;<text:line-break/> <text:s text:c="73"/>38-&gt;<text:line-break/> <text:s text:c="75"/>39-&gt;<text:line-break/> <text:s text:c="77"/>40-&gt;<text:line-break/> <text:s text:c="79"/>51-&gt;<text:line-break/> <text:s text:c="81"/>52-&gt;<text:line-break/> <text:s text:c="83"/>53-&gt;<text:line-break/> <text:s text:c="85"/>54-&gt;<text:line-break/> <text:s text:c="87"/>55-&gt;<text:line-break/> <text:s text:c="89"/>56-&gt;<text:line-break/> <text:s text:c="91"/>57-&gt;<text:line-break/> <text:s text:c="93"/>58-&gt;<text:line-break/> <text:s text:c="95"/>59-&gt;<text:line-break/> <text:s text:c="97"/>50-&gt;</text:p>
      <text:p text:style-name="P5"/>
      <text:p text:style-name="P5"/>
      <text:p text:style-name="P16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MT" svg:font-family="ArialMT"/>
    <style:font-face style:name="TimesNewRomanPSMT" svg:font-family="TimesNewRomanPSMT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Times New Roman2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宋体1" style:font-size-asian="10pt" style:language-asian="zh" style:country-asian="CN" style:font-name-complex="Times New Roman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.5pt" fo:language="en" fo:country="US" style:letter-kerning="false" style:font-name-asian="宋体1" style:font-size-asian="10pt" style:language-asian="zh" style:country-asian="CN" style:font-name-complex="Times New Roman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cm" fo:text-align="justify" style:justify-single-word="false" fo:orphans="0" fo:widows="0"/>
      <style:text-properties style:font-name="微软雅黑" fo:font-family="微软雅黑" style:font-family-generic="roman" style:font-pitch="variable" fo:font-size="10.5pt" fo:language="en" fo:country="US" style:letter-kerning="true" style:font-name-asian="微软雅黑1" style:font-family-asian="微软雅黑" style:font-family-generic-asian="system" style:font-pitch-asian="variable" style:font-size-asian="10.5pt" style:language-asian="zh" style:country-asian="CN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>
        <style:tab-stops>
          <style:tab-stop style:position="0.51cm"/>
        </style:tab-stops>
      </style:paragraph-properties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76cm" fo:margin-bottom="0.088cm" loext:contextual-spacing="false" fo:keep-together="always" fo:keep-with-next="always"/>
      <style:text-properties fo:font-size="22pt" fo:font-weight="bold" style:letter-kerning="true" style:font-name-asian="微软雅黑1" style:font-family-asian="微软雅黑" style:font-family-generic-asian="system" style:font-pitch-asian="variabl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cm" fo:keep-together="always" fo:keep-with-next="always"/>
      <style:text-properties fo:font-size="18pt" fo:font-weight="bold" style:font-name-asian="微软雅黑1" style:font-family-asian="微软雅黑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88cm" fo:margin-bottom="0.088cm" loext:contextual-spacing="false" fo:line-height="150%" fo:text-align="justify" style:justify-single-word="false" fo:keep-together="always" fo:keep-with-next="always"/>
      <style:text-properties style:font-name="Times New Roman1" fo:font-family="'Times New Roman'" style:font-family-generic="swiss" style:font-pitch="variable" fo:font-size="16pt" fo:language="en" fo:country="US" fo:font-weight="bold" style:letter-kerning="true" style:font-name-asian="微软雅黑1" style:font-family-asian="微软雅黑" style:font-family-generic-asian="system" style:font-pitch-asian="variable" style:font-size-asian="16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mbria" fo:font-family="Cambria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94cm" fo:margin-bottom="0.494cm" loext:contextual-spacing="false" fo:text-align="start" style:justify-single-word="false"/>
      <style:text-properties style:font-name="宋体" fo:font-family="宋体" style:font-family-generic="roman" style:font-pitch="variable" fo:font-size="10pt" fo:language="en" fo:country="US" fo:font-weight="bold" style:letter-kerning="false" style:font-name-asian="宋体1" style:font-family-asian="宋体" style:font-family-generic-asian="system" style:font-pitch-asian="variable" style:font-size-asian="10pt" style:language-asian="zh" style:country-asian="CN" style:font-weight-asian="bold" style:font-name-complex="宋体1" style:font-family-complex="宋体" style:font-family-generic-complex="system" style:font-pitch-complex="variable" style:font-size-complex="10pt" style:language-complex="ar" style:country-complex="none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94cm" fo:margin-bottom="0.494cm" loext:contextual-spacing="false" fo:text-align="start" style:justify-single-word="false"/>
      <style:text-properties style:font-name="宋体" fo:font-family="宋体" style:font-family-generic="roman" style:font-pitch="variable" fo:font-size="7.5pt" fo:language="en" fo:country="US" fo:font-weight="bold" style:letter-kerning="false" style:font-name-asian="宋体1" style:font-family-asian="宋体" style:font-family-generic-asian="system" style:font-pitch-asian="variable" style:font-size-asian="7.5pt" style:language-asian="zh" style:country-asian="CN" style:font-weight-asian="bold" style:font-name-complex="宋体1" style:font-family-complex="宋体" style:font-family-generic-complex="system" style:font-pitch-complex="variable" style:font-size-complex="7.5pt" style:language-complex="ar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style:letter-kerning="fals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28pt" fo:font-weight="bold" style:font-size-asian="28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代码流程" style:family="paragraph" style:parent-style-name="HTML_20_Preformatted" style:default-outline-level="">
      <loext:graphic-properties draw:fill="solid" draw:fill-color="#21282d"/>
      <style:paragraph-properties style:line-height-at-least="0cm" fo:background-color="#21282d"/>
      <style:text-properties fo:color="#808080" style:font-name="Consolas" fo:font-family="Consolas" style:font-family-generic="roman" style:font-pitch="variable" fo:font-size="9pt" style:font-name-asian="Times New Roman2" style:font-family-asian="'Times New Roman'" style:font-family-generic-asian="system" style:font-pitch-asian="variable" style:font-size-asian="9pt" style:font-size-complex="9pt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6.4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3_20_Char" style:display-name="标题 3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微软雅黑1" style:font-family-asian="微软雅黑" style:font-family-generic-asian="system" style:font-pitch-asian="variable" style:font-size-asian="16pt" style:font-weight-asian="bold" style:font-size-complex="16pt" style:font-weight-complex="bold"/>
    </style:style>
    <style:style style:name="标题_20_1_20_Char" style:display-name="标题 1 Char" style:family="text" style:parent-style-name="Default_20_Paragraph_20_Font">
      <style:text-properties style:font-name="Times New Roman" fo:font-family="'Times New Roman'" style:font-family-generic="roman" style:font-pitch="variable" fo:font-size="22pt" fo:font-weight="bold" style:letter-kerning="true" style:font-name-asian="微软雅黑1" style:font-family-asian="微软雅黑" style:font-family-generic-asian="system" style:font-pitch-asian="variable" style:font-size-asian="22pt" style:font-weight-asian="bold" style:font-size-complex="22pt" style:font-weight-complex="bold"/>
    </style:style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2_20_Char" style:display-name="标题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微软雅黑1" style:font-family-asian="微软雅黑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标题_20_Char" style:display-name="标题 Char" style:family="text" style:parent-style-name="Default_20_Paragraph_20_Font">
      <style:text-properties style:font-name="Cambria" fo:font-family="Cambria" style:font-family-generic="roman" style:font-pitch="variable" fo:font-size="28pt" fo:font-weight="bold" style:font-name-asian="Times New Roman2" style:font-family-asian="'Times New Roman'" style:font-family-generic-asian="system" style:font-pitch-asian="variable" style:font-size-asian="28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size="16pt" fo:font-style="normal" fo:font-weight="bold" style:font-name-asian="宋体1" style:font-family-asian="宋体" style:font-family-generic-asian="system" style:font-pitch-asian="variable" style:font-size-asian="16pt" style:font-style-asian="normal" style:font-weight-asian="bold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bold" style:font-size-asian="14pt" style:font-style-asian="normal" style:font-weight-asian="bold" style:font-style-complex="normal" style:font-weight-complex="normal" style:font-relief="none" text:display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1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2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padding="0cm" fo:border="none">
        <style:tab-stops>
          <style:tab-stop style:position="7.325cm" style:type="center"/>
        </style:tab-stops>
      </style:paragraph-properties>
      <style:text-properties style:font-name-asian="宋体1"/>
    </style:style>
    <style:style style:name="MP2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Standard">
      <style:paragraph-properties fo:text-align="start" style:justify-single-word="false">
        <style:tab-stops>
          <style:tab-stop style:position="8.749cm" style:type="center"/>
        </style:tab-stops>
      </style:paragraph-properties>
      <style:text-properties style:font-name-asian="宋体1"/>
    </style:style>
    <style:style style:name="MP5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-asian="宋体1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30.499cm" fo:page-height="45.72cm" style:num-format="I" style:print-orientation="portrait" fo:margin-top="1.501cm" fo:margin-bottom="1.101cm" fo:margin-left="2cm" fo:margin-right="1.501cm" style:writing-mode="lr-tb" style:layout-grid-color="#c0c0c0" style:layout-grid-lines="75" style:layout-grid-base-height="0.57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55.88cm" fo:page-height="55.007cm" style:num-format="1" style:print-orientation="landscape" fo:margin-top="0cm" fo:margin-bottom="0cm" fo:margin-left="0.25cm" fo:margin-right="1cm" style:writing-mode="lr-tb" style:layout-grid-color="#c0c0c0" style:layout-grid-lines="92" style:layout-grid-base-height="0.57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MP2"><draw:frame text:anchor-type="char" draw:z-index="1" draw:name="WordPictureWatermark1212361456" draw:style-name="Mgr1" draw:text-style-name="MP3" svg:width="17.499cm" svg:height="17.733cm" svg:x="0.002cm" svg:y="0cm"><draw:image xlink:href="Pictures/10000000000002080000020F4B8C46B129028E86.png" xlink:type="simple" xlink:show="embed" xlink:actuate="onLoad" loext:mime-type="image/png"><text:p/></draw:image></draw:frame></text:p>
      </style:header>
    </style:master-page>
    <style:master-page style:name="Converted1" style:page-layout-name="Mpm3" style:next-style-name="Converted2">
      <style:header>
        <text:p text:style-name="MP2"><draw:frame text:anchor-type="char" draw:z-index="0" draw:name="WordPictureWatermark1212361459" draw:style-name="Mgr1" draw:text-style-name="MP3" svg:width="17.499cm" svg:height="17.733cm" svg:x="0.002cm" svg:y="0cm"><draw:image xlink:href="Pictures/10000000000002080000020F4B8C46B129028E86.png" xlink:type="simple" xlink:show="embed" xlink:actuate="onLoad" loext:mime-type="image/png"><text:p/></draw:image></draw:frame></text:p>
      </style:header>
    </style:master-page>
    <style:master-page style:name="Converted2" style:page-layout-name="Mpm4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5-13T18:41:00</meta:creation-date>
    <meta:initial-creator>bruce</meta:initial-creator>
    <meta:print-date>2019-03-27T02:33:00</meta:print-date>
    <dc:date>2021-05-06T17:53:54.012000000</dc:date>
    <meta:editing-cycles>2373</meta:editing-cycles>
    <meta:editing-duration>PT9H47S</meta:editing-duration>
    <meta:generator>LibreOffice/6.4.5.2$Windows_X86_64 LibreOffice_project/a726b36747cf2001e06b58ad5db1aa3a9a1872d6</meta:generator>
    <meta:document-statistic meta:table-count="2" meta:image-count="1" meta:object-count="0" meta:page-count="5" meta:paragraph-count="65" meta:word-count="1390" meta:character-count="5103" meta:non-whitespace-character-count="2341"/>
    <meta:user-defined meta:name="Company">Microsoft</meta:user-defined>
    <meta:user-defined meta:name="DocSecurity" meta:value-type="float">0</meta:user-defined>
    <meta:user-defined meta:name="KSOProductBuildVer">2052-11.1.0.9208</meta:user-defined>
    <meta:user-defined meta:name="KSORubyTemplateID">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